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5cm" fo:min-width="6.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5cm" fo:min-width="6.2cm"/>
    </style:style>
    <style:style style:name="gr3" style:family="graphic" style:parent-style-name="standard">
      <style:graphic-properties draw:textarea-horizontal-align="justify" draw:textarea-vertical-align="middle" draw:auto-grow-height="false" fo:min-height="4.947cm" fo:min-width="6.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459cm" fo:min-width="6.3cm"/>
    </style:style>
    <style:style style:name="gr5" style:family="graphic" style:parent-style-name="standard">
      <style:graphic-properties draw:textarea-horizontal-align="justify" draw:textarea-vertical-align="middle" draw:auto-grow-height="false" fo:min-height="5.15cm" fo:min-width="7.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25cm" fo:min-width="6.905cm"/>
    </style:style>
    <style:style style:name="gr7" style:family="graphic" style:parent-style-name="standard">
      <style:graphic-properties draw:textarea-horizontal-align="justify" draw:textarea-vertical-align="middle" draw:auto-grow-height="false" fo:min-height="6.25cm" fo:min-width="7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67cm" fo:min-width="7.281cm"/>
    </style:style>
    <style:style style:name="gr9" style:family="graphic" style:parent-style-name="standard">
      <style:graphic-properties draw:textarea-horizontal-align="justify" draw:textarea-vertical-align="middle" draw:auto-grow-height="false" fo:min-height="10.45cm" fo:min-width="6.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453cm" fo:min-width="6.2cm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 fo:min-height="1.15cm" fo:min-width="5.6cm"/>
    </style:style>
    <style:style style:name="gr12" style:family="graphic" style:parent-style-name="standard">
      <style:graphic-properties draw:fill-color="#ff8080" draw:textarea-horizontal-align="justify" draw:textarea-vertical-align="middle" draw:auto-grow-height="false" fo:min-height="1.15cm" fo:min-width="5.6cm"/>
    </style:style>
    <style:style style:name="gr13" style:family="graphic" style:parent-style-name="standard">
      <style:graphic-properties draw:textarea-horizontal-align="justify" draw:textarea-vertical-align="middle" draw:auto-grow-height="false" fo:min-height="4.15cm" fo:min-width="6.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809cm" fo:min-width="6.202cm"/>
    </style:style>
    <style:style style:name="gr15" style:family="graphic" style:parent-style-name="standard">
      <style:graphic-properties draw:textarea-horizontal-align="justify" draw:textarea-vertical-align="middle" draw:auto-grow-height="false" fo:min-height="3.85cm" fo:min-width="6.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737cm" fo:min-width="6.3cm"/>
    </style:style>
    <style:style style:name="gr17" style:family="graphic" style:parent-style-name="standard">
      <style:graphic-properties draw:fill-color="#ff8080" draw:textarea-horizontal-align="justify" draw:textarea-vertical-align="middle" draw:auto-grow-height="false" fo:min-height="1.15cm" fo:min-width="5.7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8cm" fo:min-width="0.05cm"/>
    </style:style>
    <style:style style:name="gr21" style:family="graphic" style:parent-style-name="standard">
      <style:graphic-properties draw:textarea-horizontal-align="justify" draw:textarea-vertical-align="middle" draw:auto-grow-height="false" fo:min-height="1.063cm" fo:min-width="0.249cm"/>
    </style:style>
    <style:style style:name="gr22" style:family="graphic" style:parent-style-name="standard">
      <style:graphic-properties draw:textarea-horizontal-align="justify" draw:textarea-vertical-align="middle" draw:auto-grow-height="false" fo:min-height="5.95cm" fo:min-width="10.3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317cm" fo:min-width="9.986cm"/>
    </style:style>
    <style:style style:name="gr24" style:family="graphic" style:parent-style-name="standard">
      <style:graphic-properties draw:fill-color="#ff8080" draw:textarea-horizontal-align="justify" draw:textarea-vertical-align="middle" draw:auto-grow-height="false" fo:min-height="0.663cm" fo:min-width="9.048cm"/>
    </style:style>
    <style:style style:name="gr25" style:family="graphic" style:parent-style-name="standard">
      <style:graphic-properties draw:fill-color="#ccffcc" draw:textarea-horizontal-align="justify" draw:textarea-vertical-align="middle" draw:auto-grow-height="false" fo:min-height="0.665cm" fo:min-width="9.047cm"/>
    </style:style>
    <style:style style:name="gr26" style:family="graphic" style:parent-style-name="standard">
      <style:graphic-properties draw:fill-color="#ccffcc" draw:textarea-horizontal-align="justify" draw:textarea-vertical-align="middle" draw:auto-grow-height="false" fo:min-height="0.663cm" fo:min-width="9.048cm"/>
    </style:style>
    <style:style style:name="gr27" style:family="graphic" style:parent-style-name="standard">
      <style:graphic-properties draw:textarea-horizontal-align="justify" draw:textarea-vertical-align="middle" draw:auto-grow-height="false" fo:min-height="5.45cm" fo:min-width="6.4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855cm" fo:min-width="6.2cm"/>
    </style:style>
    <style:style style:name="gr29" style:family="graphic" style:parent-style-name="standard">
      <style:graphic-properties draw:fill-color="#ff8080" draw:textarea-horizontal-align="justify" draw:textarea-vertical-align="middle" draw:auto-grow-height="false" fo:min-height="0.978cm" fo:min-width="5.6cm"/>
    </style:style>
    <style:style style:name="gr30" style:family="graphic" style:parent-style-name="standard">
      <style:graphic-properties draw:fill-color="#ccffcc" draw:textarea-horizontal-align="justify" draw:textarea-vertical-align="middle" draw:auto-grow-height="false" fo:min-height="0.977cm" fo:min-width="5.6cm"/>
    </style:style>
    <style:style style:name="gr31" style:family="graphic" style:parent-style-name="standard">
      <style:graphic-properties draw:textarea-horizontal-align="justify" draw:textarea-vertical-align="middle" draw:auto-grow-height="false" fo:min-height="5.25cm" fo:min-width="6.4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857cm" fo:min-width="6.2cm"/>
    </style:style>
    <style:style style:name="gr33" style:family="graphic" style:parent-style-name="standard">
      <style:graphic-properties draw:fill-color="#ff8080" draw:textarea-horizontal-align="justify" draw:textarea-vertical-align="middle" draw:auto-grow-height="false" fo:min-height="0.954cm" fo:min-width="5.6cm"/>
    </style:style>
    <style:style style:name="gr34" style:family="graphic" style:parent-style-name="standard">
      <style:graphic-properties draw:fill-color="#ccffcc" draw:textarea-horizontal-align="justify" draw:textarea-vertical-align="middle" draw:auto-grow-height="false" fo:min-height="0.953cm" fo:min-width="5.6cm"/>
    </style:style>
    <style:style style:name="gr35" style:family="graphic" style:parent-style-name="standard">
      <style:graphic-properties draw:textarea-horizontal-align="justify" draw:textarea-vertical-align="middle" draw:auto-grow-height="false" fo:min-height="5.45cm" fo:min-width="5.2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1.855cm" fo:min-width="5.034cm"/>
    </style:style>
    <style:style style:name="gr37" style:family="graphic" style:parent-style-name="standard">
      <style:graphic-properties draw:fill-color="#ff8080" draw:textarea-horizontal-align="justify" draw:textarea-vertical-align="middle" draw:auto-grow-height="false" fo:min-height="0.977cm" fo:min-width="4.54cm"/>
    </style:style>
    <style:style style:name="gr38" style:family="graphic" style:parent-style-name="standard">
      <style:graphic-properties draw:fill-color="#ccffcc" draw:textarea-horizontal-align="justify" draw:textarea-vertical-align="middle" draw:auto-grow-height="false" fo:min-height="0.977cm" fo:min-width="4.54cm"/>
    </style:style>
    <style:style style:name="gr39" style:family="graphic" style:parent-style-name="standard">
      <style:graphic-properties draw:textarea-horizontal-align="justify" draw:textarea-vertical-align="middle" draw:auto-grow-height="false" fo:min-height="5.35cm" fo:min-width="4.3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817cm" fo:min-width="4.16cm"/>
    </style:style>
    <style:style style:name="gr41" style:family="graphic" style:parent-style-name="standard">
      <style:graphic-properties draw:fill-color="#ff8080" draw:textarea-horizontal-align="justify" draw:textarea-vertical-align="middle" draw:auto-grow-height="false" fo:min-height="0.955cm" fo:min-width="3.743cm"/>
    </style:style>
    <style:style style:name="gr42" style:family="graphic" style:parent-style-name="standard">
      <style:graphic-properties draw:fill-color="#ccffcc" draw:textarea-horizontal-align="justify" draw:textarea-vertical-align="middle" draw:auto-grow-height="false" fo:min-height="0.957cm" fo:min-width="3.744cm"/>
    </style:style>
    <style:style style:name="gr43" style:family="graphic" style:parent-style-name="standard">
      <style:graphic-properties draw:textarea-horizontal-align="justify" draw:textarea-vertical-align="middle" draw:auto-grow-height="false" fo:min-height="5.15cm" fo:min-width="4.9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1.744cm" fo:min-width="4.742cm"/>
    </style:style>
    <style:style style:name="gr45" style:family="graphic" style:parent-style-name="standard">
      <style:graphic-properties draw:fill-color="#ff8080" draw:textarea-horizontal-align="justify" draw:textarea-vertical-align="middle" draw:auto-grow-height="false" fo:min-height="0.913cm" fo:min-width="4.274cm"/>
    </style:style>
    <style:style style:name="gr46" style:family="graphic" style:parent-style-name="standard">
      <style:graphic-properties draw:fill-color="#ccffcc" draw:textarea-horizontal-align="justify" draw:textarea-vertical-align="middle" draw:auto-grow-height="false" fo:min-height="0.913cm" fo:min-width="4.274cm"/>
    </style:style>
    <style:style style:name="gr47" style:family="graphic" style:parent-style-name="standard">
      <style:graphic-properties draw:textarea-horizontal-align="justify" draw:textarea-vertical-align="middle" draw:auto-grow-height="false" fo:min-height="6.15cm" fo:min-width="4.6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2.201cm" fo:min-width="4.452cm"/>
    </style:style>
    <style:style style:name="gr49" style:family="graphic" style:parent-style-name="standard">
      <style:graphic-properties draw:fill-color="#ff8080" draw:textarea-horizontal-align="justify" draw:textarea-vertical-align="middle" draw:auto-grow-height="false" fo:min-height="1.15cm" fo:min-width="4.008cm"/>
    </style:style>
    <style:style style:name="gr50" style:family="graphic" style:parent-style-name="standard">
      <style:graphic-properties draw:fill-color="#ccffcc" draw:textarea-horizontal-align="justify" draw:textarea-vertical-align="middle" draw:auto-grow-height="false" fo:min-height="1.15cm" fo:min-width="4.01cm"/>
    </style:style>
    <style:style style:name="gr51" style:family="graphic" style:parent-style-name="standard">
      <style:graphic-properties draw:textarea-horizontal-align="justify" draw:textarea-vertical-align="middle" draw:auto-grow-height="false" fo:min-height="6.15cm" fo:min-width="4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2.201cm" fo:min-width="3.87cm"/>
    </style:style>
    <style:style style:name="gr53" style:family="graphic" style:parent-style-name="standard">
      <style:graphic-properties draw:fill-color="#ff8080" draw:textarea-horizontal-align="justify" draw:textarea-vertical-align="middle" draw:auto-grow-height="false" fo:min-height="1.15cm" fo:min-width="3.478cm"/>
    </style:style>
    <style:style style:name="gr54" style:family="graphic" style:parent-style-name="standard">
      <style:graphic-properties draw:fill-color="#ccffcc" draw:textarea-horizontal-align="justify" draw:textarea-vertical-align="middle" draw:auto-grow-height="false" fo:min-height="1.15cm" fo:min-width="3.478cm"/>
    </style:style>
    <style:style style:name="gr55" style:family="graphic" style:parent-style-name="standard">
      <style:graphic-properties draw:textarea-horizontal-align="justify" draw:textarea-vertical-align="middle" draw:auto-grow-height="false" fo:min-height="2.55cm" fo:min-width="0.35cm"/>
    </style:style>
    <style:style style:name="gr56" style:family="graphic" style:parent-style-name="standard">
      <style:graphic-properties draw:textarea-horizontal-align="justify" draw:textarea-vertical-align="middle" draw:auto-grow-height="false" fo:min-height="4.114cm" fo:min-width="0.36cm"/>
    </style:style>
    <style:style style:name="gr57" style:family="graphic" style:parent-style-name="standard">
      <style:graphic-properties draw:textarea-horizontal-align="justify" draw:textarea-vertical-align="middle" draw:auto-grow-height="false" fo:min-height="1.985cm" fo:min-width="0.3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cffcc"/>
      <style:paragraph-properties fo:text-align="center"/>
    </style:style>
    <style:style style:name="P4" style:family="paragraph">
      <loext:graphic-properties draw:fill-color="#ff80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cm" svg:height="9.5cm" draw:transform="rotate (1.56154608175933) translate (1.5cm 18.656cm)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7cm" svg:height="2.4cm" draw:transform="rotate (1.56154608175933) translate (1.701cm 18.557cm)">
            <text:p text:style-name="P1">Shop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3" draw:text-style-name="P1" draw:layer="layout" svg:width="7cm" svg:height="5.197cm" draw:transform="rotate (1.56154608175933) translate (16.802cm 18.59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.8cm" svg:height="1.709cm" draw:transform="rotate (1.56154608175933) translate (16.803cm 18.497cm)">
            <text:p text:style-name="P1">Manager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5" draw:text-style-name="P1" draw:layer="layout" svg:width="7.9cm" svg:height="5.4cm" draw:transform="rotate (1.56154608175933) translate (13.287cm 9.364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7.405cm" svg:height="2.5cm" draw:transform="rotate (1.56154608175933) translate (13.389cm 9.167cm)">
            <text:p text:style-name="P1">Assistant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7" draw:text-style-name="P1" draw:layer="layout" svg:width="8.3cm" svg:height="6.5cm" draw:transform="rotate (1.56154608175933) translate (19.687cm 9.4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7.781cm" svg:height="1.817cm" draw:transform="rotate (1.56154608175933) translate (19.971cm 9.218cm)">
            <text:p text:style-name="P1">Item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" draw:layer="layout" svg:width="6.9cm" svg:height="10.7cm" draw:transform="rotate (1.56154608175933) translate (1.588cm 9.156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6.7cm" svg:height="2.703cm" draw:transform="rotate (1.56154608175933) translate (1.814cm 9.058cm)">
            <text:p text:style-name="P1">Department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3" draw:layer="layout" svg:width="6.1cm" svg:height="1.4cm" draw:transform="rotate (1.56154608175933) translate (4.404cm 18.282cm)">
          <text:p text:style-name="P1">+Department [ ]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1cm" svg:height="1.4cm" draw:transform="rotate (1.56154608175933) translate (6.104cm 18.298cm)">
          <text:p text:style-name="P1">+open ()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1cm" svg:height="1.4cm" draw:transform="rotate (1.56154608175933) translate (7.804cm 18.314cm)">
          <text:p text:style-name="P1">+close()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1cm" svg:height="1.4cm" draw:transform="rotate (1.56154608175933) translate (9.304cm 18.328cm)">
          <text:p text:style-name="P1">+admitCustomer()</text:p>
          <draw:enhanced-geometry svg:viewBox="0 0 21600 21600" draw:type="rectangle" draw:enhanced-path="M 0 0 L 21600 0 21600 21600 0 21600 0 0 Z N"/>
        </draw:custom-shape>
        <draw:custom-shape draw:style-name="gr11" draw:text-style-name="P3" xml:id="id8" draw:id="id8" draw:layer="layout" svg:width="6.1cm" svg:height="1.4cm" draw:transform="rotate (1.56154608175933) translate (4.591cm 8.884cm)">
          <text:p text:style-name="P1">+Item [ ]</text:p>
          <draw:enhanced-geometry svg:viewBox="0 0 21600 21600" draw:type="rectangle" draw:enhanced-path="M 0 0 L 21600 0 21600 21600 0 21600 0 0 Z N"/>
        </draw:custom-shape>
        <draw:custom-shape draw:style-name="gr11" draw:text-style-name="P3" xml:id="id6" draw:id="id6" draw:layer="layout" svg:width="6.1cm" svg:height="1.4cm" draw:transform="rotate (1.56154608175933) translate (6.191cm 8.898cm)">
          <text:p text:style-name="P1">+Manager</text:p>
          <draw:enhanced-geometry svg:viewBox="0 0 21600 21600" draw:type="rectangle" draw:enhanced-path="M 0 0 L 21600 0 21600 21600 0 21600 0 0 Z N"/>
        </draw:custom-shape>
        <draw:custom-shape draw:style-name="gr11" draw:text-style-name="P3" xml:id="id4" draw:id="id4" draw:layer="layout" svg:width="6.1cm" svg:height="1.4cm" draw:transform="rotate (1.56154608175933) translate (7.791cm 8.913cm)">
          <text:p text:style-name="P1">+StoreManager</text:p>
          <draw:enhanced-geometry svg:viewBox="0 0 21600 21600" draw:type="rectangle" draw:enhanced-path="M 0 0 L 21600 0 21600 21600 0 21600 0 0 Z N"/>
        </draw:custom-shape>
        <draw:custom-shape draw:style-name="gr11" draw:text-style-name="P3" xml:id="id2" draw:id="id2" draw:layer="layout" svg:width="6.1cm" svg:height="1.4cm" draw:transform="rotate (1.56154608175933) translate (9.291cm 8.927cm)">
          <text:p text:style-name="P1">+Assistant [ ]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1cm" svg:height="1.4cm" draw:transform="rotate (1.56154608175933) translate (10.692cm 8.829cm)">
          <text:p text:style-name="P1">+resupply (Item [ ] )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13" draw:text-style-name="P1" draw:layer="layout" svg:width="6.9cm" svg:height="4.4cm" draw:transform="rotate (1.56154608175933) translate (23.5cm 18.759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6.702cm" svg:height="1.059cm" draw:transform="rotate (1.56154608175933) translate (23.501cm 18.66cm)">
            <text:p text:style-name="P1">StoreManager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4" draw:layer="layout" svg:width="6.1cm" svg:height="1.4cm" draw:transform="rotate (1.56154608175933) translate (20.204cm 18.329cm)">
          <text:p text:style-name="P1">+manage ( )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1cm" svg:height="1.4cm" draw:transform="rotate (1.56154608175933) translate (18.704cm 18.315cm)">
          <text:p text:style-name="P1">+order (Assistant [ ] )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1" draw:layer="layout" svg:width="7cm" svg:height="4.1cm" draw:transform="rotate (1.56154608175933) translate (11.4cm 18.747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6.8cm" svg:height="0.987cm" draw:transform="rotate (1.56154608175933) translate (11.401cm 18.647cm)">
            <text:p text:style-name="P1">Employee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4" draw:layer="layout" svg:width="6.1cm" svg:height="1.4cm" draw:transform="rotate (1.56154608175933) translate (14.004cm 18.371cm)">
          <text:p text:style-name="P1">+getPaid (byte <text:s/>)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1cm" svg:height="1.4cm" draw:transform="rotate (1.56154608175933) translate (12.604cm 18.358cm)">
          <text:p text:style-name="P1">+byte salary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1cm" svg:height="1.4cm" draw:transform="rotate (1.56154608175933) translate (25.303cm 18.476cm)">
          <text:p text:style-name="P1">+sell (Item [ ] )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1cm" svg:height="1.4cm" draw:transform="rotate (1.56154608175933) translate (15.992cm 8.789cm)">
          <text:p text:style-name="P1">+fetch (Item [ ] )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2cm" svg:height="1.4cm" draw:transform="rotate (1.56154608175933) translate (17.191cm 8.9cm)">
          <text:p text:style-name="P1">+place(Item [ ] )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1cm" svg:height="1.4cm" draw:transform="rotate (1.56154608175933) translate (22.193cm 8.746cm)">
          <text:p text:style-name="P1">+price 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1cm" svg:height="1.4cm" draw:transform="rotate (1.56154608175933) translate (23.894cm 8.662cm)">
          <text:p text:style-name="P1">+taxRate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3.688cm" svg:y1="9.175cm" svg:x2="5.26cm" svg:y2="12.19cm">
          <text:p/>
        </draw:line>
        <draw:connector draw:style-name="gr19" draw:text-style-name="P1" draw:layer="layout" svg:x1="16.023cm" svg:y1="9.414cm" svg:x2="9.991cm" svg:y2="8.933cm" draw:start-shape="id1" draw:end-shape="id2" draw:end-glue-point="3" svg:d="M16023 9414v501h-6032v-982" svg:viewBox="0 0 6033 983">
          <text:p/>
        </draw:connector>
        <draw:connector draw:style-name="gr19" draw:text-style-name="P1" draw:layer="layout" svg:x1="27.964cm" svg:y1="15.329cm" svg:x2="8.491cm" svg:y2="8.919cm" draw:start-shape="id3" draw:start-glue-point="1" draw:end-shape="id4" draw:end-glue-point="3" svg:d="M27964 15329h501v-4937h-19974v-1473" svg:viewBox="0 0 19975 6411">
          <text:p/>
        </draw:connector>
        <draw:connector draw:style-name="gr19" draw:text-style-name="P1" draw:layer="layout" svg:x1="22.064cm" svg:y1="15.121cm" svg:x2="6.891cm" svg:y2="8.904cm" draw:start-shape="id5" draw:start-glue-point="1" draw:end-shape="id6" draw:end-glue-point="3" svg:d="M22064 15121h501v-4867h-15674v-1350" svg:viewBox="0 0 15675 6218">
          <text:p/>
        </draw:connector>
        <draw:connector draw:style-name="gr19" draw:text-style-name="P1" draw:layer="layout" svg:x1="26.263cm" svg:y1="5.303cm" svg:x2="5.291cm" svg:y2="8.89cm" draw:start-shape="id7" draw:start-glue-point="1" draw:end-shape="id8" svg:d="M26263 5303h501v4681h-21473v-1094" svg:viewBox="0 0 21474 4682">
          <text:p/>
        </draw:connector>
        <draw:custom-shape draw:style-name="gr20" draw:text-style-name="P1" draw:layer="layout" svg:width="1.1cm" svg:height="1.2cm" draw:transform="rotate (1.56154608175933) translate (15.628cm 15.68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1.1cm" svg:height="1.2cm" draw:transform="rotate (1.56154608175933) translate (22.225cm 16.04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1.5cm" svg:height="1.497cm" draw:transform="skewX (0.0640535835481918) rotate (2.58204009540041) translate (14.243cm 11.87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g>
          <draw:custom-shape draw:style-name="gr22" draw:text-style-name="P1" draw:layer="layout" svg:width="10.8cm" svg:height="6.2cm" svg:x="8cm" svg:y="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10.486cm" svg:height="1.567cm" svg:x="8.157cm" svg:y="1.13cm">
            <text:p text:style-name="P6"><text:span text:style-name="T1">{Vehicle}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9.548cm" svg:height="0.913cm" svg:x="8.626cm" svg:y="5.83cm">
            <text:p text:style-name="P1">+{<text:span text:style-name="T1">drive</text:span> ()}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9.547cm" svg:height="0.915cm" svg:x="8.47cm" svg:y="2.892cm">
            <text:p text:style-name="P1">+Person Owner</text:p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9.548cm" svg:height="0.913cm" svg:x="8.626cm" svg:y="3.937cm">
            <text:p text:style-name="P1">+int taxDisc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9.548cm" svg:height="0.913cm" svg:x="8.626cm" svg:y="4.936cm">
            <text:p text:style-name="P1">+{<text:span text:style-name="T1">move</text:span> ()}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7" draw:text-style-name="P1" draw:layer="layout" svg:width="6.9cm" svg:height="5.7cm" svg:x="20.3cm" svg:y="7.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7" draw:layer="layout" svg:width="6.7cm" svg:height="2.105cm" svg:x="20.4cm" svg:y="7.575cm">
              <text:p text:style-name="P6"><text:span text:style-name="T1">MotorDrive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9" draw:text-style-name="P4" draw:layer="layout" svg:width="6.1cm" svg:height="1.228cm" svg:x="20.6cm" svg:y="11.083cm">
            <text:p text:style-name="P1">+move()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6.1cm" svg:height="1.227cm" svg:x="20.7cm" svg:y="9.768cm">
            <text:p text:style-name="P1">+int wheels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1" draw:text-style-name="P1" draw:layer="layout" svg:width="6.9cm" svg:height="5.5cm" svg:x="2.7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7" draw:layer="layout" svg:width="6.7cm" svg:height="2.107cm" svg:x="2.8cm" svg:y="7.775cm">
              <text:p text:style-name="P6"><text:span text:style-name="T1">HumanPowered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3" draw:text-style-name="P4" draw:layer="layout" svg:width="6.1cm" svg:height="1.204cm" svg:x="3cm" svg:y="11.209cm">
            <text:p text:style-name="P1">+move()</text:p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6.1cm" svg:height="1.203cm" svg:x="3.1cm" svg:y="9.92cm">
            <text:p text:style-name="P1">+int wheels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5" draw:text-style-name="P1" draw:layer="layout" svg:width="5.7cm" svg:height="5.7cm" svg:x="12.4cm" svg:y="13.9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7" draw:layer="layout" svg:width="5.534cm" svg:height="2.105cm" svg:x="12.483cm" svg:y="14.075cm">
              <text:p text:style-name="P6"><text:span text:style-name="T1">Ca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7" draw:text-style-name="P4" draw:layer="layout" svg:width="5.04cm" svg:height="1.227cm" svg:x="12.647cm" svg:y="17.583cm">
            <text:p text:style-name="P1">+drive()</text:p>
            <draw:enhanced-geometry svg:viewBox="0 0 21600 21600" draw:type="rectangle" draw:enhanced-path="M 0 0 L 21600 0 21600 21600 0 21600 0 0 Z N"/>
          </draw:custom-shape>
          <draw:custom-shape draw:style-name="gr38" draw:text-style-name="P3" draw:layer="layout" svg:width="5.04cm" svg:height="1.227cm" svg:x="12.73cm" svg:y="16.268cm">
            <text:p text:style-name="P1">+int wheels =3 || 4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9" draw:text-style-name="P1" draw:layer="layout" svg:width="4.8cm" svg:height="5.6cm" svg:x="24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7" draw:layer="layout" svg:width="4.66cm" svg:height="2.067cm" svg:x="24.07cm" svg:y="13.773cm">
              <text:p text:style-name="P6"><text:span text:style-name="T1">Truck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1" draw:text-style-name="P4" draw:layer="layout" svg:width="4.243cm" svg:height="1.205cm" svg:x="24.209cm" svg:y="17.219cm">
            <text:p text:style-name="P1">+drive()</text:p>
            <draw:enhanced-geometry svg:viewBox="0 0 21600 21600" draw:type="rectangle" draw:enhanced-path="M 0 0 L 21600 0 21600 21600 0 21600 0 0 Z N"/>
          </draw:custom-shape>
          <draw:custom-shape draw:style-name="gr42" draw:text-style-name="P3" draw:layer="layout" svg:width="4.244cm" svg:height="1.207cm" svg:x="24.278cm" svg:y="15.926cm">
            <text:p text:style-name="P1">+int wheels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3" draw:text-style-name="P1" draw:layer="layout" svg:width="5.4cm" svg:height="5.4cm" svg:x="18.4cm" svg:y="13.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7" draw:layer="layout" svg:width="5.242cm" svg:height="1.994cm" svg:x="18.479cm" svg:y="14.066cm">
              <text:p text:style-name="P6"><text:span text:style-name="T1">MotorBik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5" draw:text-style-name="P4" draw:layer="layout" svg:width="4.774cm" svg:height="1.163cm" svg:x="18.635cm" svg:y="17.389cm">
            <text:p text:style-name="P1">+drive()</text:p>
            <draw:enhanced-geometry svg:viewBox="0 0 21600 21600" draw:type="rectangle" draw:enhanced-path="M 0 0 L 21600 0 21600 21600 0 21600 0 0 Z N"/>
          </draw:custom-shape>
          <draw:custom-shape draw:style-name="gr46" draw:text-style-name="P3" draw:layer="layout" svg:width="4.774cm" svg:height="1.163cm" svg:x="18.713cm" svg:y="16.143cm">
            <text:p text:style-name="P1">+int wheels = 2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7" draw:text-style-name="P1" draw:layer="layout" svg:width="5.1cm" svg:height="6.4cm" svg:x="6.6cm" svg:y="13.4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7" draw:layer="layout" svg:width="4.952cm" svg:height="2.451cm" svg:x="6.674cm" svg:y="13.604cm">
              <text:p text:style-name="P6"><text:span text:style-name="T1">Bik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9" draw:text-style-name="P4" draw:layer="layout" svg:width="4.508cm" svg:height="1.4cm" svg:x="6.822cm" svg:y="17.6cm">
            <text:p text:style-name="P1">+drive()</text:p>
            <draw:enhanced-geometry svg:viewBox="0 0 21600 21600" draw:type="rectangle" draw:enhanced-path="M 0 0 L 21600 0 21600 21600 0 21600 0 0 Z N"/>
          </draw:custom-shape>
          <draw:custom-shape draw:style-name="gr50" draw:text-style-name="P3" draw:layer="layout" svg:width="4.51cm" svg:height="1.4cm" svg:x="6.895cm" svg:y="16.1cm">
            <text:p text:style-name="P1">+int wheels = 2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1" draw:text-style-name="P1" draw:layer="layout" svg:width="4.5cm" svg:height="6.4cm" svg:x="1.3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7" draw:layer="layout" svg:width="4.37cm" svg:height="2.451cm" svg:x="1.365cm" svg:y="13.404cm">
              <text:p text:style-name="P6"><text:span text:style-name="T1">Skateboard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3" draw:text-style-name="P4" draw:layer="layout" svg:width="3.978cm" svg:height="1.4cm" svg:x="1.496cm" svg:y="17.4cm">
            <text:p text:style-name="P1">+drive()</text:p>
            <draw:enhanced-geometry svg:viewBox="0 0 21600 21600" draw:type="rectangle" draw:enhanced-path="M 0 0 L 21600 0 21600 21600 0 21600 0 0 Z N"/>
          </draw:custom-shape>
          <draw:custom-shape draw:style-name="gr54" draw:text-style-name="P3" draw:layer="layout" svg:width="3.978cm" svg:height="1.4cm" svg:x="1.561cm" svg:y="15.9cm">
            <text:p text:style-name="P1">+int wheels </text:p>
            <draw:enhanced-geometry svg:viewBox="0 0 21600 21600" draw:type="rectangle" draw:enhanced-path="M 0 0 L 21600 0 21600 21600 0 21600 0 0 Z N"/>
          </draw:custom-shape>
        </draw:g>
        <draw:custom-shape draw:style-name="gr55" draw:text-style-name="P1" draw:layer="layout" svg:width="1.7cm" svg:height="3.2cm" draw:transform="rotate (-0.602836723638841) translate (7.514cm 5.1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1" draw:layer="layout" svg:width="1.7cm" svg:height="3.2cm" draw:transform="rotate (-0.311541271480988) translate (1.981cm 10.6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1" draw:layer="layout" svg:width="1.72cm" svg:height="4.987cm" draw:transform="rotate (-0.729024028558032) translate (19.717cm 9.93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1" draw:layer="layout" svg:width="1.7cm" svg:height="3.2cm" draw:transform="rotate (0.810705437551366) translate (18.21cm 6.9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1" draw:layer="layout" svg:width="1.7cm" svg:height="3.2cm" draw:transform="rotate (0.810705437551366) translate (25.5cm 12.9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1" draw:layer="layout" svg:width="1.7cm" svg:height="3.2cm" draw:transform="rotate (0.810705437551366) translate (8.6cm 12.2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1" draw:layer="layout" svg:width="1.7cm" svg:height="2.554cm" draw:transform="rotate (-0.0588175957922091) translate (22.251cm 12.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fill-image-width="0cm" draw:fill-image-height="0cm" draw:textarea-horizontal-align="center" fo:padding-top="0.125cm" fo:padding-bottom="0.125cm" fo:padding-left="0.25cm" fo:padding-right="0.25cm" draw:shadow="hidden" draw:shadow-offset-x="0.2cm" draw:shadow-offset-y="0.2cm" draw:shadow-color="#808080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2:56:32.918527720</meta:creation-date>
    <dc:date>2015-11-22T13:48:30.371642131</dc:date>
    <meta:editing-duration>PT5M40S</meta:editing-duration>
    <meta:editing-cycles>2</meta:editing-cycles>
    <meta:generator>LibreOffice/4.4.2.2$Linux_X86_64 LibreOffice_project/40m0$Build-2</meta:generator>
    <meta:document-statistic meta:object-count="103"/>
  </office:meta>
</office:document-meta>
</file>